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7.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9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1.723cm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draw:textarea-horizontal-align="justify" draw:textarea-vertical-align="middle" draw:auto-grow-height="false" fo:min-height="2.354cm" fo:min-width="1.85cm"/>
    </style:style>
    <style:style style:name="gr6" style:family="graphic" style:parent-style-name="standard">
      <style:graphic-properties draw:stroke="none" draw:fill="none" fo:min-height="3.687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textarea-horizontal-align="justify" draw:textarea-vertical-align="middle" draw:auto-grow-height="false" fo:min-height="2.671cm" fo:min-width="4.9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3.941cm" fo:min-width="6.231cm"/>
    </style:style>
    <style:style style:name="gr12" style:family="graphic" style:parent-style-name="standard">
      <style:graphic-properties draw:textarea-horizontal-align="justify" draw:textarea-vertical-align="middle" draw:auto-grow-height="false" fo:min-height="3.814cm" fo:min-width="5.596cm"/>
    </style:style>
    <style:style style:name="gr13" style:family="graphic" style:parent-style-name="standard">
      <style:graphic-properties draw:stroke="none" svg:stroke-color="#000000" draw:fill="none" draw:fill-color="#ffffff" fo:min-height="3.941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0000cc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cc" fo:font-weight="bold" style:font-weight-asian="bold" style:font-weight-complex="bold"/>
    </style:style>
    <style:style style:name="T2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cc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c00cc" fo:font-size="14pt" style:font-size-asian="14pt" style:font-size-complex="14pt"/>
    </style:style>
    <style:style style:name="T6" style:family="text">
      <style:text-properties fo:color="#ff6600" fo:font-size="14pt" style:font-size-asian="14pt" style:font-size-complex="14pt"/>
    </style:style>
    <style:style style:name="T7" style:family="text">
      <style:text-properties fo:color="#ff66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ff6600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175cm" svg:x="5.699cm" svg:y="3.667cm">
          <text:p text:style-name="P1">Get <text:span text:style-name="T1">input_tex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778cm" svg:height="4.289cm" svg:x="10.398cm" svg:y="6.617cm">
          <draw:text-box>
            <text:p text:style-name="P2"><text:span text:style-name="T2">LL</text:span><text:span text:style-name="T3"> = </text:span><text:span text:style-name="T4">input_text</text:span><text:span text:style-name="T5">[0]</text:span><text:span text:style-name="T3"> (last letter</text:span></text:p>
            <text:p text:style-name="P2"><text:span text:style-name="T3"><text:s text:c="29"/></text:span><text:span text:style-name="T3">came across)</text:span></text:p>
            <text:p text:style-name="P2"><text:span text:style-name="T2">LP</text:span><text:span text:style-name="T3"> = 0 (last letter index)</text:span></text:p>
            <text:p text:style-name="P2"><text:span text:style-name="T2">letter_map</text:span><text:span text:style-name="T3"> = [ </text:span><text:span text:style-name="T4">input_text</text:span><text:span text:style-name="T5">[0]</text:span><text:span text:style-name="T3">](compressed</text:span></text:p>
            <text:p text:style-name="P2"><text:span text:style-name="T3"><text:s text:c="29"/></text:span><text:span text:style-name="T3">form output)</text:span></text:p>
            <text:p text:style-name="P2"><text:span text:style-name="T2">index_map</text:span><text:span text:style-name="T3"> = [0] (index of </text:span></text:p>
            <text:p text:style-name="P2"><text:span text:style-name="T3"><text:s text:c="27"/></text:span><text:span text:style-name="T3">elements in </text:span><text:span text:style-name="T6">letter_map</text:span><text:span text:style-name="T3">)</text:span></text:p>
          </draw:text-box>
        </draw:frame>
        <draw:custom-shape draw:style-name="gr3" draw:text-style-name="P4" xml:id="id1" draw:id="id1" draw:layer="layout" svg:width="4.445cm" svg:height="4.445cm" svg:x="7.223cm" svg:y="8.874cm">
          <text:p text:style-name="P1"><text:span text:style-name="T1">LL &gt; </text:span><text:span text:style-name="T7">letter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5.969cm" svg:height="2.384cm" svg:x="2.143cm" svg:y="6.969cm">
          <draw:text-box>
            <text:p>Start iterating through <text:span text:style-name="T1">input_text</text:span></text:p>
            <text:p><text:span text:style-name="T8">Iteration var</text:span><text:span text:style-name="T9"> </text:span><text:span text:style-name="T7">letter</text:span></text:p>
          </draw:text-box>
        </draw:frame>
        <draw:custom-shape draw:style-name="gr5" draw:text-style-name="P1" xml:id="id3" draw:id="id3" draw:layer="layout" svg:width="4.699cm" svg:height="5.207cm" svg:x="7.096cm" svg:y="15.097cm">
          <text:p text:style-name="P1"><text:s/><text:span text:style-name="T10">letter</text:span> in</text:p>
          <text:p text:style-name="P1"><text:s/><text:span text:style-name="T10">letter_map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7.62cm" svg:height="3.937cm" svg:x="12.557cm" svg:y="0.873cm">
          <draw:text-box>
            <text:p text:style-name="P2"><text:span text:style-name="T3"/></text:p>
            <text:p text:style-name="P2"><text:span text:style-name="T2">letter_jump</text:span><text:span text:style-name="T3"> = [ ]( jumps in <text:s text:c="39"/>output )</text:span></text:p>
            <text:p text:style-name="P2"><text:span text:style-name="T2">index_jump</text:span><text:span text:style-name="T3"> = [0] (index of </text:span></text:p>
            <text:p text:style-name="P2"><text:span text:style-name="T3"><text:s text:c="16"/></text:span><text:span text:style-name="T3">Jumps in </text:span><text:span text:style-name="T6">letter_jump</text:span><text:span text:style-name="T3">)</text:span></text:p>
          </draw:text-box>
        </draw:frame>
        <draw:frame draw:style-name="gr7" draw:text-style-name="P5" draw:layer="layout" svg:width="2.413cm" svg:height="0.962cm" svg:x="3.413cm" svg:y="10.017cm">
          <draw:text-box>
            <text:p>yes</text:p>
          </draw:text-box>
        </draw:frame>
        <draw:frame draw:style-name="gr8" draw:text-style-name="P5" draw:layer="layout" svg:width="1.905cm" svg:height="1.016cm" svg:x="10.271cm" svg:y="13.7cm">
          <draw:text-box>
            <text:p>no</text:p>
          </draw:text-box>
        </draw:frame>
        <draw:custom-shape draw:style-name="gr9" draw:text-style-name="P1" xml:id="id2" draw:id="id2" draw:layer="layout" svg:width="5.461cm" svg:height="2.921cm" svg:x="2.016cm" svg:y="12.811cm">
          <text:p text:style-name="P1">Update <text:span text:style-name="T10">letter_jump</text:span></text:p>
          <text:p text:style-name="P1">and <text:span text:style-name="T10">index_jump </text:span></text:p>
          <text:p text:style-name="P1"><text:span text:style-name="T11">with</text:span><text:span text:style-name="T10"> letter </text:span><text:span text:style-name="T11">and</text:span></text:p>
          <text:p text:style-name="P1"><text:span text:style-name="T10"><text:s/></text:span><text:span text:style-name="T10">LL</text:span><text:span text:style-name="T11">+</text:span><text:span text:style-name="T10">1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159cm" svg:height="1.016cm" svg:x="14.462cm" svg:y="17.764cm">
          <draw:text-box>
            <text:p>no</text:p>
          </draw:text-box>
        </draw:frame>
        <draw:frame draw:style-name="gr10" draw:text-style-name="P5" draw:layer="layout" svg:width="1.488cm" svg:height="0.962cm" svg:x="5.572cm" svg:y="21.066cm">
          <draw:text-box>
            <text:p>yes</text:p>
          </draw:text-box>
        </draw:frame>
        <draw:custom-shape draw:style-name="gr11" draw:text-style-name="P1" xml:id="id4" draw:id="id4" draw:layer="layout" svg:width="6.731cm" svg:height="4.191cm" svg:x="13.065cm" svg:y="19.415cm">
          <text:p text:style-name="P1">Add letter in </text:p>
          <text:p text:style-name="P1"><text:span text:style-name="T10">letter_map</text:span> and</text:p>
          <text:p text:style-name="P1">Corresponding</text:p>
          <text:p text:style-name="P1"><text:s/>position in </text:p>
          <text:p text:style-name="P1">output to </text:p>
          <text:p text:style-name="P1"><text:span text:style-name="T10">index_map</text:span> 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096cm" svg:height="4.064cm" svg:x="6.461cm" svg:y="24.368cm">
          <text:p text:style-name="P1">Update <text:span text:style-name="T10">letter_map</text:span></text:p>
          <text:p text:style-name="P1"><text:s/>and <text:span text:style-name="T10">index_map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953cm" svg:height="4.191cm" svg:x="1.127cm" svg:y="24.114cm">
          <draw:text-box>
            <text:p>Output :-</text:p>
            <text:p><text:span text:style-name="T7">letter_map</text:span></text:p>
            <text:p><text:span text:style-name="T7">index_map</text:span></text:p>
            <text:p><text:span text:style-name="T7">letter_jump</text:span></text:p>
            <text:p><text:span text:style-name="T7">index_jump</text:span></text:p>
          </draw:text-box>
        </draw:frame>
        <draw:connector draw:style-name="gr14" draw:text-style-name="P1" draw:layer="layout" svg:x1="7.223cm" svg:y1="11.097cm" svg:x2="4.746cm" svg:y2="12.811cm" draw:start-shape="id1" draw:start-glue-point="5" draw:end-shape="id2" draw:end-glue-point="0" svg:d="M7223 11097h-2477v1714" svg:viewBox="0 0 2478 1715">
          <text:p/>
        </draw:connector>
        <draw:line draw:style-name="gr15" draw:text-style-name="P7" draw:layer="layout" svg:x1="9.509cm" svg:y1="6.842cm" svg:x2="9.509cm" svg:y2="9.128cm">
          <text:p/>
        </draw:line>
        <draw:line draw:style-name="gr15" draw:text-style-name="P7" draw:layer="layout" svg:x1="9.509cm" svg:y1="13.192cm" svg:x2="9.509cm" svg:y2="15.351cm">
          <text:p/>
        </draw:line>
        <draw:line draw:style-name="gr15" draw:text-style-name="P7" draw:layer="layout" svg:x1="7.477cm" svg:y1="14.208cm" svg:x2="9.509cm" svg:y2="14.208cm">
          <text:p/>
        </draw:line>
        <draw:connector draw:style-name="gr14" draw:text-style-name="P1" draw:layer="layout" svg:x1="11.795cm" svg:y1="17.701cm" svg:x2="16.43cm" svg:y2="19.415cm" draw:start-shape="id3" draw:start-glue-point="7" draw:end-shape="id4" draw:end-glue-point="0" svg:d="M11795 17701h4635v1714" svg:viewBox="0 0 4636 1715">
          <text:p/>
        </draw:connector>
        <draw:line draw:style-name="gr15" draw:text-style-name="P7" draw:layer="layout" svg:x1="9.509cm" svg:y1="20.304cm" svg:x2="9.509cm" svg:y2="24.622cm">
          <text:p/>
        </draw:line>
        <draw:line draw:style-name="gr15" draw:text-style-name="P7" draw:layer="layout" svg:x1="13.065cm" svg:y1="21.574cm" svg:x2="9.509cm" svg:y2="21.5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19:37:36.962046679</meta:creation-date>
    <dc:date>2015-09-23T20:33:20.429687650</dc:date>
    <meta:editing-duration>PT25M29S</meta:editing-duration>
    <meta:editing-cycles>2</meta:editing-cycles>
    <meta:generator>LibreOffice/4.4.5.2$Linux_X86_64 LibreOffice_project/40m0$Build-2</meta:generator>
    <meta:document-statistic meta:object-count="21"/>
  </office:meta>
</office:document-meta>
</file>